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187cm" fo:margin-left="-0.199cm" fo:margin-right="0.252cm" table:align="margins" style:writing-mode="lr-tb"/>
    </style:style>
    <style:style style:name="Table1.A" style:family="table-column">
      <style:table-column-properties style:column-width="1.535cm" style:rel-column-width="6622*"/>
    </style:style>
    <style:style style:name="Table1.C" style:family="table-column">
      <style:table-column-properties style:column-width="2.305cm" style:rel-column-width="9952*"/>
    </style:style>
    <style:style style:name="Table1.D" style:family="table-column">
      <style:table-column-properties style:column-width="1.96cm" style:rel-column-width="8458*"/>
    </style:style>
    <style:style style:name="Table1.E" style:family="table-column">
      <style:table-column-properties style:column-width="2.438cm" style:rel-column-width="10516*"/>
    </style:style>
    <style:style style:name="Table1.F" style:family="table-column">
      <style:table-column-properties style:column-width="2.491cm" style:rel-column-width="10744*"/>
    </style:style>
    <style:style style:name="Table1.G" style:family="table-column">
      <style:table-column-properties style:column-width="1.483cm" style:rel-column-width="6401*"/>
    </style:style>
    <style:style style:name="Table1.H" style:family="table-column">
      <style:table-column-properties style:column-width="1.441cm" style:rel-column-width="6220*"/>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H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499cm" fo:margin-left="-0.199cm" fo:margin-right="0.94cm" table:align="margins" style:writing-mode="lr-tb"/>
    </style:style>
    <style:style style:name="Table2.A" style:family="table-column">
      <style:table-column-properties style:column-width="1.48cm" style:rel-column-width="6693*"/>
    </style:style>
    <style:style style:name="Table2.B" style:family="table-column">
      <style:table-column-properties style:column-width="1.457cm" style:rel-column-width="6589*"/>
    </style:style>
    <style:style style:name="Table2.C" style:family="table-column">
      <style:table-column-properties style:column-width="2.064cm" style:rel-column-width="9325*"/>
    </style:style>
    <style:style style:name="Table2.D" style:family="table-column">
      <style:table-column-properties style:column-width="1.296cm" style:rel-column-width="5863*"/>
    </style:style>
    <style:style style:name="Table2.E" style:family="table-column">
      <style:table-column-properties style:column-width="1.455cm" style:rel-column-width="6581*"/>
    </style:style>
    <style:style style:name="Table2.F" style:family="table-column">
      <style:table-column-properties style:column-width="1.328cm" style:rel-column-width="6007*"/>
    </style:style>
    <style:style style:name="Table2.G" style:family="table-column">
      <style:table-column-properties style:column-width="1.344cm" style:rel-column-width="6078*"/>
    </style:style>
    <style:style style:name="Table2.H" style:family="table-column">
      <style:table-column-properties style:column-width="1.307cm" style:rel-column-width="5911*"/>
    </style:style>
    <style:style style:name="Table2.I" style:family="table-column">
      <style:table-column-properties style:column-width="1.445cm" style:rel-column-width="6533*"/>
    </style:style>
    <style:style style:name="Table2.J" style:family="table-column">
      <style:table-column-properties style:column-width="1.318cm" style:rel-column-width="5955*"/>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I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J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08cm" fo:margin-left="-0.199cm" fo:margin-right="0.332cm" table:align="margins" style:writing-mode="lr-tb"/>
    </style:style>
    <style:style style:name="Table3.A" style:family="table-column">
      <style:table-column-properties style:column-width="1.535cm" style:rel-column-width="6658*"/>
    </style:style>
    <style:style style:name="Table3.C" style:family="table-column">
      <style:table-column-properties style:column-width="0.898cm" style:rel-column-width="3895*"/>
    </style:style>
    <style:style style:name="Table3.D" style:family="table-column">
      <style:table-column-properties style:column-width="1.429cm" style:rel-column-width="6199*"/>
    </style:style>
    <style:style style:name="Table3.E" style:family="table-column">
      <style:table-column-properties style:column-width="1.773cm" style:rel-column-width="7691*"/>
    </style:style>
    <style:style style:name="Table3.F" style:family="table-column">
      <style:table-column-properties style:column-width="2.514cm" style:rel-column-width="10905*"/>
    </style:style>
    <style:style style:name="Table3.G" style:family="table-column">
      <style:table-column-properties style:column-width="2.438cm" style:rel-column-width="10576*"/>
    </style:style>
    <style:style style:name="Table3.H" style:family="table-column">
      <style:table-column-properties style:column-width="1.482cm" style:rel-column-width="6428*"/>
    </style:style>
    <style:style style:name="Table3.I" style:family="table-column">
      <style:table-column-properties style:column-width="1.505cm" style:rel-column-width="6525*"/>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I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H" style:family="table-column">
      <style:table-column-properties style:column-width="1.907cm" style:rel-column-width="8198*"/>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2.54cm" fo:margin-right="0cm" fo:text-indent="-2.54cm" style:auto-text-indent="false"/>
    </style:style>
    <style:style style:name="P11"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2"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2.54cm" fo:margin-right="0cm" fo:text-indent="-2.54cm"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margin-left="2.54cm" fo:margin-right="0cm" fo:text-indent="-2.54cm" style:auto-text-indent="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17" style:family="paragraph" style:parent-style-name="Standard">
      <style:paragraph-properties fo:margin-left="2.54cm" fo:margin-right="0cm" fo:text-indent="1.27cm" style:auto-text-indent="false"/>
    </style:style>
    <style:style style:name="P18" style:family="paragraph" style:parent-style-name="Standard">
      <style:paragraph-properties fo:margin-left="3.81cm" fo:margin-right="0cm" fo:text-indent="0cm" style:auto-text-indent="false"/>
    </style:style>
    <style:style style:name="P19" style:family="paragraph" style:parent-style-name="Standard">
      <style:paragraph-properties fo:margin-left="2.54cm" fo:margin-right="0cm" fo:text-indent="-2.54cm" style:auto-text-indent="false"/>
      <style:text-properties style:text-underline-style="none"/>
    </style:style>
    <style:style style:name="P20" style:family="paragraph" style:parent-style-name="Standard">
      <style:paragraph-properties fo:margin-left="0cm" fo:margin-right="0cm" fo:text-indent="0cm" style:auto-text-indent="false"/>
      <style:text-properties style:text-underline-style="none"/>
    </style:style>
    <style:style style:name="P21" style:family="paragraph" style:parent-style-name="Table_20_Contents">
      <style:paragraph-properties fo:text-align="center" style:justify-single-word="false"/>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style:text-position="super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Packet Format</text:p>
      <text:p text:style-name="P2"/>
      <text:p text:style-name="Standard">Each packet is formed by a Start-of-Transmission (SOT), the number of bytes in the data,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BYTES</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H1" office:value-type="string">
            <text:p text:style-name="P3">EOT2</text:p>
          </table:table-cell>
        </table:table-row>
        <table:table-row>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H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table:number-columns-spanned="2" office:value-type="string">
            <text:p text:style-name="P4">SOT</text:p>
          </table:table-cell>
          <table:covered-table-cell/>
          <table:table-cell table:style-name="Table2.A1" office:value-type="string">
            <text:p text:style-name="P4">#BYTES</text:p>
          </table: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I1" table:number-columns-spanned="2" office:value-type="string">
            <text:p text:style-name="P4">EOT</text:p>
          </table:table-cell>
          <table:covered-table-cell/>
        </table:table-row>
        <table:table-row>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4">0x03</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J2" office:value-type="string">
            <text:p text:style-name="P3">0x33</text:p>
          </table:table-cell>
        </table:table-row>
      </table:table>
      <text:p text:style-name="P5"/>
      <text:p text:style-name="Standard">When the helicopter is responding to an order from the base station, the packet format is as follows:</text:p>
      <text:p text:style-name="P5"/>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B</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I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I2" office:value-type="string">
            <text:p text:style-name="P3">0x33</text:p>
          </table:table-cell>
        </table:table-row>
      </table:table>
      <text:p text:style-name="P5"/>
      <text:p text:style-name="Standard">The ACK is not included in the check sum. This way, the base station can verify that everything transmitted was received correctly.</text:p>
      <text:p text:style-name="P6"/>
      <text:p text:style-name="P6">ACK's are only sent from the helicopter in response to commands from the base station that do not request information. For these commands, the telemetry sent will serve as the ACK.</text:p>
      <text:p text:style-name="P6"/>
      <text:p text:style-name="P6"/>
      <text:p text:style-name="P6"/>
      <text:p text:style-name="P6"/>
      <text:p text:style-name="P6"/>
      <text:p text:style-name="P6"/>
      <text:p text:style-name="P6"/>
      <text:p text:style-name="P5">Communications Hand-Shake</text:p>
      <text:p text:style-name="P5"/>
      <text:p text:style-name="P6">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6"/>
      <text:p text:style-name="P6">The data portions of the handshaking packets are shown below.</text:p>
      <text:p text:style-name="P5"/>
      <text:p text:style-name="P7">Initiate (by base station, sent until ACK received)</text:p>
      <text:p text:style-name="P6">0x43<text:tab/><text:tab/>Command type “Communications”</text:p>
      <text:p text:style-name="P6">0x48<text:tab/><text:tab/>Command “Handshake”</text:p>
      <text:p text:style-name="P6"/>
      <text:p text:style-name="P7">Acknowledge (by helicopter, sent until “Terminate” received)</text:p>
      <text:p text:style-name="P8">0x43<text:tab/><text:tab/>Command type “Communications”</text:p>
      <text:p text:style-name="P8">0x06<text:tab/><text:tab/>ACK</text:p>
      <text:p text:style-name="P8"/>
      <text:p text:style-name="P7">Terminate (by base station)</text:p>
      <text:p text:style-name="P8">0x43<text:tab/><text:tab/>Command type “Communications”</text:p>
      <text:p text:style-name="P8">0x54<text:tab/><text:tab/>Command “Terminate Handsh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sting/Tuning Commands</text:p>
      <text:p text:style-name="Standard"/>
      <text:p text:style-name="P9">Engine RPM:</text:p>
      <text:p text:style-name="Standard">0x54<text:tab/><text:tab/>Command type “Testing/Tuning”</text:p>
      <text:p text:style-name="Standard">0x45: <text:tab/><text:tab/>Command “Engine RPM adjust”</text:p>
      <text:p text:style-name="P10">0xVV:<text:tab/>Hex value from 0x00 to 0x64 representing the desired percentage of engine speed.</text:p>
      <text:p text:style-name="P10"/>
      <text:p text:style-name="P11">Pitch Cyclic – Cyc(P)</text:p>
      <text:p text:style-name="Standard">0x54<text:tab/><text:tab/>Command type “Testing/Tuning”</text:p>
      <text:p text:style-name="Standard">0x50: <text:tab/><text:tab/>Command “Pitch Servo adjust”</text:p>
      <text:p text:style-name="P10">0xVV:<text:tab/>Hex value from 0x00 to 0x64 representing the desired Duty Cycle (DC) of the PWM controlling the Cyc(P) servo.</text:p>
      <text:p text:style-name="P10"/>
      <text:p text:style-name="P11">Roll Cyclic – Cyc(R)</text:p>
      <text:p text:style-name="Standard">0x54<text:tab/><text:tab/>Command type “Testing/Tuning”</text:p>
      <text:p text:style-name="Standard">0x52: <text:tab/><text:tab/>Command “Roll Servo adjust”</text:p>
      <text:p text:style-name="P10">0xVV:<text:tab/>Hex value from 0x00 to 0x64 representing the desired Duty Cycle (DC) of the PWM controlling the Cyc(R) servo.</text:p>
      <text:p text:style-name="P10"/>
      <text:p text:style-name="P11">Collective</text:p>
      <text:p text:style-name="P10">0x54<text:tab/>Command type “Testing/Tuning”</text:p>
      <text:p text:style-name="P10">0x43<text:tab/>Command “Collective Servo adjust”</text:p>
      <text:p text:style-name="P10">0xVV:<text:tab/>Hex value from 0x00 to 0x64 representing the desired Duty Cycle (DC) of the PWM controlling the Collective servo.</text:p>
      <text:p text:style-name="P9"/>
      <text:p text:style-name="P11">Anti-Torque</text:p>
      <text:p text:style-name="P10">0x54<text:tab/>Command type “Testing/Tuning”</text:p>
      <text:p text:style-name="P10">0x51<text:tab/>Command “Anti-torque Servo adjust”</text:p>
      <text:p text:style-name="P10">0xVV:<text:tab/>Hex value from 0x00 to 0x64 representing the desired Duty Cycle (DC) of the PWM controlling the Anti-Torque servo.</text:p>
      <text:p text:style-name="P10"/>
      <text:p text:style-name="P10"/>
      <text:p text:style-name="P10"/>
      <text:p text:style-name="P10"/>
      <text:p text:style-name="P10"/>
      <text:p text:style-name="P10"/>
      <text:p text:style-name="P11">Set Tune points</text:p>
      <text:p text:style-name="P10">0x54<text:tab/>Command type “Testing/Tuning”</text:p>
      <text:p text:style-name="P10">0xSS<text:tab/>Tuning set: 0x5A = Zero Points, 0x46 = 50% points, 0x4D = Max points</text:p>
      <text:p text:style-name="P10">0xVV<text:tab/>Hex Value for Engine RPM percent</text:p>
      <text:p text:style-name="P10">0xVV<text:tab/>Hex Value for Pitch Servo DC</text:p>
      <text:p text:style-name="P10">0xVV<text:tab/>Hex Value for Roll Servo DC</text:p>
      <text:p text:style-name="P10">0xVV<text:tab/>Hex Value for Collective Servo DC</text:p>
      <text:p text:style-name="P10">0xVV<text:tab/>Hex Value for Anti-Torque Servo DC</text:p>
      <text:p text:style-name="P12"/>
      <text:p text:style-name="P13">Set Ops Mode</text:p>
      <text:p text:style-name="P14">0x54<text:tab/>Command type “Testing/Tuning”</text:p>
      <text:p text:style-name="P14">0x66<text:tab/>Command “Set Operations Mode”</text:p>
      <text:p text:style-name="P14">0xMM<text:tab/>Mode byte:</text:p>
      <text:p text:style-name="P14"><text:tab/><text:tab/>0x00 = Testing/Tuning</text:p>
      <text:p text:style-name="P14"><text:tab/><text:tab/>0x01 = Fuzzy Control</text:p>
      <text:p text:style-name="P12"/>
      <text:p text:style-name="P13">General Purpose Data Dump</text:p>
      <text:p text:style-name="P12"/>
      <text:p text:style-name="P12">0x54<text:tab/><text:span text:style-name="T1">Command type “Testing/Tuning”</text:span></text:p>
      <text:p text:style-name="P14">0xDD<text:tab/>Command “GP Data Dump”</text:p>
      <text:p text:style-name="P14">0xVV<text:tab/>Up to 25 bytes of general purpose data. Used for debugging purposes.</text:p>
      <text:p text:style-name="P12"/>
      <text:p text:style-name="P12"/>
      <text:p text:style-name="P12"/>
      <text:p text:style-name="P12"/>
      <text:p text:style-name="P12"/>
      <text:p text:style-name="P1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Flight Operations Commands (commands sent to helicopter)</text:p>
      <text:p text:style-name="P10"/>
      <text:p text:style-name="P9">Engage Engine</text:p>
      <text:p text:style-name="P10">0x46<text:tab/>Command type “Flight Ops”</text:p>
      <text:p text:style-name="P10">0x45<text:tab/>Command “Engage Engine”</text:p>
      <text:p text:style-name="P10"/>
      <text:p text:style-name="P11">Hover</text:p>
      <text:p text:style-name="P10">0x46<text:tab/>Command type “Flight Ops”</text:p>
      <text:p text:style-name="P10">0x48<text:tab/>Command “Hover”</text:p>
      <text:p text:style-name="P10">0xPP<text:tab/>Parameter set: </text:p>
      <text:p text:style-name="P17">0x50 = Use preset altitude</text:p>
      <text:p text:style-name="P17">0x43 = hover at current altitude</text:p>
      <text:p text:style-name="P18">0x4D = use following altitude </text:p>
      <text:p text:style-name="P10">0xAAAA<text:tab/>2-byte value representing desired hover height (used only when parameter set 0x4D is also used)</text:p>
      <text:p text:style-name="P10"/>
      <text:p text:style-name="P11">GPS Correction Factor</text:p>
      <text:p text:style-name="P19">0x46<text:tab/>Command type “Flight Ops”</text:p>
      <text:p text:style-name="P19">0x43<text:tab/>Command “GPS Correction Factor”</text:p>
      <text:p text:style-name="P19"/>
      <text:p text:style-name="P19">0xmmmm<text:tab/>Latitude minutes correction (-9999 to 9999) in ten-thousandths of minutes.</text:p>
      <text:p text:style-name="P19"/>
      <text:p text:style-name="P19">0xmmmm<text:tab/>Longitude minutes correction (-9999 to 9999) in ten-thousandths of minutes.</text:p>
      <text:p text:style-name="P19"/>
      <text:p text:style-name="P19">0xAAAA<text:tab/>Altitude correction in 10ths of meters.</text:p>
      <text:p text:style-name="P19"/>
      <text:p text:style-name="P19">0xSS<text:tab/>Time of GPS fix (seconds only)</text:p>
      <text:p text:style-name="P10"/>
      <text:p text:style-name="P11">Go To </text:p>
      <text:p text:style-name="P10">0x46<text:tab/>Command type “Flight Ops”</text:p>
      <text:p text:style-name="P10">0x47<text:tab/>Command “Go To”</text:p>
      <text:p text:style-name="P10"/>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Longitude. In ten-thousandths of minutes.</text:p>
      <text:p text:style-name="P10">0xEW<text:tab/>0x45 = East</text:p>
      <text:p text:style-name="P10"><text:tab/>0x57 = West</text:p>
      <text:p text:style-name="P10"/>
      <text:p text:style-name="P10"><text:tab/><text:span text:style-name="T2">con't next page</text:span></text:p>
      <text:p text:style-name="P10">0xAA<text:tab/>Action on Arrival:</text:p>
      <text:p text:style-name="P10"><text:tab/><text:tab/>0x48 0xAAAA<text:tab/>Hover at given altitude</text:p>
      <text:p text:style-name="P10"><text:tab/><text:tab/>0x53 0xNN<text:tab/><text:tab/>Conduct Search Pattern #NN</text:p>
      <text:p text:style-name="P10"><text:tab/><text:tab/></text:p>
      <text:p text:style-name="P11">Return to Base (RTB)</text:p>
      <text:p text:style-name="P10">0x46<text:tab/>Command type “Flight Ops”</text:p>
      <text:p text:style-name="P10">0x52<text:tab/>Command “Return to Base”</text:p>
      <text:p text:style-name="P10"/>
      <text:p text:style-name="P11">Request Pre-flight Packet (PFP)</text:p>
      <text:p text:style-name="P10">0x46<text:tab/>Command type “Flight Ops”</text:p>
      <text:p text:style-name="P19">0x50<text:tab/>Command “Request PFP”</text:p>
      <text:p text:style-name="P19"/>
      <text:p text:style-name="P11">Discreet Movement Control</text:p>
      <text:p text:style-name="P10">0x46<text:tab/>Command type “Flight Ops”</text:p>
      <text:p text:style-name="P10">0x4D<text:tab/>Command “Discreet Movement”</text:p>
      <text:p text:style-name="P10"/>
      <text:p text:style-name="P10">0xDD<text:tab/>Direction:</text:p>
      <text:p text:style-name="P10"><text:tab/><text:tab/>0x46<text:tab/>Forward</text:p>
      <text:p text:style-name="P10"><text:tab/><text:tab/>0x52<text:tab/>Reverse</text:p>
      <text:p text:style-name="P10"><text:tab/><text:tab/>0x50<text:tab/>Port</text:p>
      <text:p text:style-name="P10"><text:tab/><text:tab/>0x53<text:tab/>Starboard</text:p>
      <text:p text:style-name="P10"/>
      <text:p text:style-name="P11"/>
      <text:p text:style-name="P11"/>
      <text:p text:style-name="P11"/>
      <text:p text:style-name="P11">Alter Heading</text:p>
      <text:p text:style-name="P10">0x46<text:tab/>Command type “Flight Ops”</text:p>
      <text:p text:style-name="P10">0x44<text:tab/>Command “Alter Heading”<text:tab/></text:p>
      <text:p text:style-name="P10">0xHHHH<text:tab/>New heading</text:p>
      <text:p text:style-name="P10"><text:tab/></text:p>
      <text:p text:style-name="P11">Request for Information (ROI)</text:p>
      <text:p text:style-name="P19">0x46<text:tab/>Command type “Flight Ops”</text:p>
      <text:p text:style-name="P19">0x49<text:tab/>Command “Request for information”</text:p>
      <text:p text:style-name="P19">0xRR<text:tab/>Packet representing the desired information:</text:p>
      <text:p text:style-name="P19"><text:tab/><text:tab/>0x4C<text:tab/>Location</text:p>
      <text:p text:style-name="P19"><text:tab/><text:tab/>0x48<text:tab/>Heading/Speed/Altitude</text:p>
      <text:p text:style-name="P19"><text:tab/><text:tab/>0x5A <text:tab/>Attitude</text:p>
      <text:p text:style-name="P19"><text:tab/><text:tab/>0x42<text:tab/>Battery Status</text:p>
      <text:p text:style-name="P19"><text:tab/><text:tab/>0x52<text:tab/>Motor RPM</text:p>
      <text:p text:style-name="P19"/>
      <text:p text:style-name="P16">Telemetry Data Packets (transmitted from Helicopter)</text:p>
      <text:p text:style-name="P10"/>
      <text:p text:style-name="P11">Location:</text:p>
      <text:p text:style-name="P10">0x74<text:tab/>Report type “Telemetry”</text:p>
      <text:p text:style-name="P10">0x4C<text:tab/>Report “Location”</text:p>
      <text:p text:style-name="P10"/>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In ten-thousandths of minutes.</text:p>
      <text:p text:style-name="P10">0xEW<text:tab/>0x45 = East</text:p>
      <text:p text:style-name="P10"><text:tab/>0x57 = West</text:p>
      <text:p text:style-name="P10"/>
      <text:p text:style-name="P11">Heading/Speed/Altitude:</text:p>
      <text:p text:style-name="P10">0x74<text:tab/>Report type “Telemetry”</text:p>
      <text:p text:style-name="P10">0x48<text:tab/>Report “Heading, Speed, and Altitude”</text:p>
      <text:p text:style-name="P10"/>
      <text:p text:style-name="P10">0xHHHH<text:tab/>Hex value (0x0000 – 0x0167) representing current heading. Can potentially use extra bits for partial degrees.</text:p>
      <text:p text:style-name="P10"/>
      <text:p text:style-name="P10">0xSS<text:tab/>Hex value representing helicopter speed (m/s)</text:p>
      <text:p text:style-name="P10"/>
      <text:p text:style-name="P10">0xAAAA<text:tab/>2-byte value representing altitude in 10<text:span text:style-name="T3">th</text:span> 's of meters</text:p>
      <text:p text:style-name="P10"/>
      <text:p text:style-name="P10"/>
      <text:p text:style-name="P10"/>
      <text:p text:style-name="P10"/>
      <text:p text:style-name="P10"/>
      <text:p text:style-name="P11">Attitude</text:p>
      <text:p text:style-name="P10">0x74<text:tab/>Report type “Telemetry”</text:p>
      <text:p text:style-name="P10">0x5A<text:tab/>Report “Attitude”</text:p>
      <text:p text:style-name="P10"/>
      <text:p text:style-name="P10"/>
      <text:p text:style-name="P10">0xPPPP<text:tab/>Hex value (0x0000 – 0x0167) representing current pitch angle, can potentially use extra bits for partial degrees (increases as helicopter pitches forward)</text:p>
      <text:p text:style-name="P10"/>
      <text:p text:style-name="P10">0xRRRR<text:tab/>Hex value (0x0000 – 0x0167) representing current roll angle, can potentially use extra bits for partial degrees (increases as helicopter rolls in the starboard direction)</text:p>
      <text:p text:style-name="P10"/>
      <text:p text:style-name="P10">0xYYYY<text:tab/>Hex value (0x0000 – 0x0167) representing current yaw angle, can potentially use extra bits for partial degrees (increases as helicopter rotates counter clockwise, as seen from above the helicopter)</text:p>
      <text:p text:style-name="P10"/>
      <text:p text:style-name="P11">Battery Status</text:p>
      <text:p text:style-name="P10">0x74<text:tab/>Report type “Telemetry”</text:p>
      <text:p text:style-name="P10">0x42<text:tab/>Report “Battery Status”</text:p>
      <text:p text:style-name="P10"/>
      <text:p text:style-name="P10">0xVVVV<text:tab/>Hex Value representing battery voltage</text:p>
      <text:p text:style-name="P10"/>
      <text:p text:style-name="P10">0xIIII<text:tab/>Hex Value representing helicopter current draw</text:p>
      <text:p text:style-name="P10"/>
      <text:p text:style-name="P10">0xTTTT<text:tab/>Hex Value representing battery temperature</text:p>
      <text:p text:style-name="P10"/>
      <text:p text:style-name="P11">On-board Error</text:p>
      <text:p text:style-name="P20">0x74<text:tab/><text:tab/>Report type “Telemetry”</text:p>
      <text:p text:style-name="P19">0x45<text:tab/>Report “Error”</text:p>
      <text:p text:style-name="P19"/>
      <text:p text:style-name="P19">0xEE<text:tab/>Hex value representing on of 128 error codes. (error codes to be determined)</text:p>
      <text:p text:style-name="P19"/>
      <text:p text:style-name="P19"/>
      <text:p text:style-name="P19"/>
      <text:p text:style-name="P11"/>
      <text:p text:style-name="P11"/>
      <text:p text:style-name="P11"/>
      <text:p text:style-name="P11">Preflight Packet (PFP)</text:p>
      <text:p text:style-name="P19">0x74<text:tab/>Report type “telemetry”</text:p>
      <text:p text:style-name="P19">0x50<text:tab/>Report “Preflight Packet”</text:p>
      <text:p text:style-name="P19"/>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In ten-thousandths of minutes.</text:p>
      <text:p text:style-name="P10">0xEW<text:tab/>0x45 = East</text:p>
      <text:p text:style-name="P19"><text:tab/>0x57 = West</text:p>
      <text:p text:style-name="P19"/>
      <text:p text:style-name="P20">0xAAAA<text:tab/>Altitude reported by GPS</text:p>
      <text:p text:style-name="P20"/>
      <text:p text:style-name="P20">0xSSSS<text:tab/>Altitude reported by Sonar</text:p>
      <text:p text:style-name="P20"/>
      <text:p text:style-name="P20">0xVVVV<text:tab/>Battery Voltage</text:p>
      <text:p text:style-name="P20"/>
      <text:p text:style-name="P20">0xTTTT<text:tab/>Battery Temperature</text:p>
      <text:p text:style-name="P20"/>
      <text:p text:style-name="P20">0xSS<text:tab/><text:tab/>8-bit bit-field representing sensor status (1 = GOOD):</text:p>
      <table:table table:name="Table4" table:style-name="Table4">
        <table:table-column table:style-name="Table4.A" table:number-columns-repeated="7"/>
        <table:table-column table:style-name="Table4.H"/>
        <table:table-row>
          <table:table-cell table:style-name="Table4.A1" office:value-type="string">
            <text:p text:style-name="P21">b7</text:p>
          </table:table-cell>
          <table:table-cell table:style-name="Table4.A1" office:value-type="string">
            <text:p text:style-name="P21">b6</text:p>
          </table:table-cell>
          <table:table-cell table:style-name="Table4.A1" office:value-type="string">
            <text:p text:style-name="P21">b5</text:p>
          </table:table-cell>
          <table:table-cell table:style-name="Table4.A1" office:value-type="string">
            <text:p text:style-name="P21">b4</text:p>
          </table:table-cell>
          <table:table-cell table:style-name="Table4.A1" office:value-type="string">
            <text:p text:style-name="P21">b3</text:p>
          </table:table-cell>
          <table:table-cell table:style-name="Table4.A1" office:value-type="string">
            <text:p text:style-name="P21">b2</text:p>
          </table:table-cell>
          <table:table-cell table:style-name="Table4.A1" office:value-type="string">
            <text:p text:style-name="P21">b1</text:p>
          </table:table-cell>
          <table:table-cell table:style-name="Table4.H1" office:value-type="string">
            <text:p text:style-name="P21">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20"/>
      <text:p text:style-name="P11">Motor RPM Packet</text:p>
      <text:p text:style-name="P10">0x74<text:tab/>Report type “Telemetry”</text:p>
      <text:p text:style-name="P10">0x52<text:tab/>'R' Report “Motor RPM”</text:p>
      <text:p text:style-name="P10"/>
      <text:p text:style-name="P19">0xRRRR<text:tab/>unsigned value (0x0000 – 0xFFFF) representing motor 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esting/Tuning Commands</dc:title>
    <meta:initial-creator>Michael Ghazi</meta:initial-creator>
    <meta:creation-date>2007-03-15T15:13:00</meta:creation-date>
    <dc:creator>Michael Ghazi</dc:creator>
    <dc:date>2007-06-07T14:38:38</dc:date>
    <dc:language>en-CA</dc:language>
    <meta:editing-cycles>27</meta:editing-cycles>
    <meta:editing-duration>PT13H40M31S</meta:editing-duration>
    <meta:user-defined meta:name="Info 1"/>
    <meta:user-defined meta:name="Info 2"/>
    <meta:user-defined meta:name="Info 3"/>
    <meta:user-defined meta:name="Info 4"/>
    <meta:document-statistic meta:table-count="4" meta:image-count="0" meta:object-count="0" meta:page-count="10" meta:paragraph-count="237" meta:word-count="1213" meta:character-count="7550"/>
  </office:meta>
</office:document-meta>
</file>